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res bobina 4 wir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 dmm </text:p>
          </table:table-cell>
          <table:table-cell office:value-type="float" office:value="59.4" calcext:value-type="float">
            <text:p>59.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.9 p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ohm</text:p>
          </table:table-cell>
          <table:table-cell office:value-type="float" office:value="20.21" calcext:value-type="float">
            <text:p>20.2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614" calcext:value-type="float">
            <text:p>60.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.6" calcext:value-type="float">
            <text:p>110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1.04" calcext:value-type="float">
            <text:p>161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.54" calcext:value-type="float">
            <text:p>200.5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requenza Visonanza POHNE CONDENSATOR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5:24:23.944485801</meta:creation-date>
    <dc:date>2018-12-01T10:53:11.037491207</dc:date>
    <meta:editing-duration>PT15H56M44S</meta:editing-duration>
    <meta:editing-cycles>1</meta:editing-cycles>
    <meta:document-statistic meta:table-count="1" meta:cell-count="14" meta:object-count="0"/>
    <meta:generator>LibreOffice/6.0.6.2$Linux_X86_64 LibreOffice_project/00m0$Build-2</meta:generator>
  </office:meta>
</office:document-meta>
</file>